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cm" svg:y="0.206cm" presentation:class="title" presentation:user-transformed="true">
          <draw:text-box>
            <text:p>PLN aplicado al análisis de sentimiento</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índice</text:p>
          </draw:text-box>
        </draw:frame>
        <draw:frame presentation:style-name="pr4" draw:layer="layout" svg:width="25.199cm" svg:height="9.134cm" svg:x="1.4cm" svg:y="3.685cm" presentation:class="outline">
          <draw:text-box>
            <text:list text:style-name="L2">
              <text:list-item>
                <text:p>Introducción al problema del PLN</text:p>
              </text:list-item>
              <text:list-item>
                <text:p>Enfoques para la resolución de mi problema</text:p>
              </text:list-item>
              <text:list-item>
                <text:p>Soluciones propuestas</text:p>
              </text:list-item>
              <text:list-item>
                <text:p>Comparación de solucione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Introducción al problema</text:p>
          </draw:text-box>
        </draw:frame>
        <draw:frame presentation:style-name="pr4" draw:layer="layout" svg:width="25.199cm" svg:height="9.134cm" svg:x="1.4cm" svg:y="3.685cm" presentation:class="outline" presentation:user-transformed="true">
          <draw:text-box>
            <text:list text:style-name="L2">
              <text:list-item>
                <text:p>A comprehensive survey on sentiment analysis: Approaches,challenges and trends.pdf</text:p>
              </text:list-item>
              <text:list-item>
                <text:p><text:a xlink:href="https://archive.ph/VrGN9" xlink:type="simple">https://archive.ph/VrGN9</text:a></text:p>
              </text:list-item>
              <text:list-item>
                <text:p>El análisis de sentimiento es una rama del Procesamiento de Lenguaje Natural con el objetivo de extraer sentiminentos expresados en el texto. Esta labor se puede considerar como un problema de clasificación de textos. Este procesos conlleva muchas pequeños subprocesos como la detección de la ironía o el sarcasmo, la comprensión del uso de jerga, visiones subjetivas, organización del texto confusa, errores ortográficos, expresiones subjetivas o abreviaciones. <text:s/></text:p>
              </text:list-item>
              <text:list-item>
                <text:p>Niveles de análisis de sentimiento: <text:s/></text:p>
              </text:list-item>
              <text:list-item>
                <text:p> El análisis de sentimiento puede ser llevado a cabo a diferentes niveles, puede ser de documento, de oración y de aspectos.  <text:s/></text:p>
              </text:list-item>
              <text:list-item>
                <text:p>El análisis al nivel de aspectos es el más fino que se hace, ya que pretende analizar sentimientos con respcto a los aspectos específicos de las entidades. Por ejemplo, si yo digo "la torre picasso es fea", la entidad es la torre picaso y el aspecto es que es fea y por lo tanto se puede saber directamente que tengo una opinión negativa sobre la torre picasso. Podemos entonces deducir que este nivel es el nivel más básico de un proceso de análisis de sentimiento y es sobre el cuál se construye el resto de análisis. El siguiente análisis es el de oración, se usa en conjunto con el análisis de aspecto para llegar a una compresión más completa de una oración y por lo tanto mejorar la clasificación, para clasificar una oración se necesita primero identificar si es un texto objetivo o subjetivo y por lo tanto si cabe clasificarlo entre positivo o negativo o simplemente será neutral. Por último se encuentra el análisis a nivel de documento, se analiza la opinión del autor sobre el aspecto del que trata el documento, si se mezclan aspectos, se separan las partes en las que se habla de cada aspecto, si esto no es posible los resultados tener peor calidad.</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Enfoques para mi problema</text:p>
          </draw:text-box>
        </draw:frame>
        <draw:frame presentation:style-name="pr4" draw:layer="layout" svg:width="25.199cm" svg:height="9.134cm" svg:x="1.4cm" svg:y="3.685cm" presentation:class="outline">
          <draw:text-box>
            <text:list text:style-name="L2">
              <text:list-item>
                <text:p>Machine learning, supervised learning</text:p>
              </text:list-item>
              <text:list-item>
                <text:p>Lexicon based approach</text:p>
              </text:list-item>
              <text:list-item>
                <text:p>Yo abordaré el problema del análisis de oración, usaré la base de datos de IMDB movie reviews, una base de datos formada por decenas de miles de comentarios sobre películas publicados en la plataform IMDB, es decir, siempre serán oraciones subjetivas y por la tanto tendrá sentido la clasificación binaria de sentimiento de las oraciones.  <text:s/></text:p>
              </text:list-item>
              <text:list-item>
                <text:p>Para llevar a cabo esta clasificación usaré 4 modelos de machine learning de aprendizaje supervisado y también implementaré una solución basada en el análisis del léxico.</text:p>
              </text:list-item>
              <text:list-item>
                <text:p>Métricas usadas????</text:p>
              </text:list-item>
              <text:list-item>
                <text:p>Casos específicos que servirán como referentes para conocer la efectividad de cada modelo?</text:p>
              </text:list-item>
              <text:list-item>
                <text:p>Tiempo para entrenar y cantidad de datos necesarios hasta llegar a una saturación de la efectividad de cada modelo.</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Soluciones propuestas</text:p>
          </draw:text-box>
        </draw:frame>
        <draw:frame presentation:style-name="pr4" draw:layer="layout" svg:width="25.199cm" svg:height="9.134cm" svg:x="1.4cm" svg:y="3.685cm" presentation:class="outline" presentation:user-transformed="true">
          <draw:text-box>
            <text:list text:style-name="L2">
              <text:list-item>
                <text:p>Naive bayes</text:p>
              </text:list-item>
              <text:list-item>
                <text:p>SVM</text:p>
              </text:list-item>
              <text:list-item>
                <text:p>Maximum entropy</text:p>
              </text:list-item>
              <text:list-item>
                <text:p>LSTM</text:p>
              </text:list-item>
              <text:list-item>
                <text:p>VADER</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VADER</text:p>
          </draw:text-box>
        </draw:frame>
        <draw:frame presentation:style-name="pr4" draw:layer="layout" svg:width="25.199cm" svg:height="9.134cm" svg:x="1.4cm" svg:y="3.685cm" presentation:class="outline">
          <draw:text-box>
            <text:list text:style-name="L2">
              <text:list-item>
                <text:p>Este e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Naive Bayes</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Maximum entropy</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SVM</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LSTM</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Comparación</text:p>
          </draw:text-box>
        </draw:frame>
        <draw:frame presentation:style-name="pr4" draw:layer="layout" svg:width="25.199cm" svg:height="9.134cm" svg:x="1.4cm" svg:y="3.685cm" presentation:class="outline">
          <draw:text-box>
            <text:list text:style-name="L2">
              <text:list-item>
                <text:p>Tabla con los resultados de los modelos, con cantidad de ejemplos para aprender.</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17T23:45:30.054362299</meta:creation-date>
    <dc:date>2024-09-19T01:06:15.005553381</dc:date>
    <meta:editing-duration>PT8M21S</meta:editing-duration>
    <meta:editing-cycles>2</meta:editing-cycles>
    <meta:generator>LibreOffice/7.3.7.2$Linux_X86_64 LibreOffice_project/30$Build-2</meta:generator>
    <meta:document-statistic meta:object-count="65"/>
  </office:meta>
</office:document-meta>
</file>